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59.0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5.1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7">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7">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59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6T10:57:39.975227644</dc:date>
    <meta:editing-duration>P119DT15H13M37S</meta:editing-duration>
    <meta:editing-cycles>5548</meta:editing-cycles>
    <meta:generator>LibreOffice/7.3.7.2$Linux_X86_64 LibreOffice_project/30$Build-2</meta:generator>
    <meta:document-statistic meta:table-count="3" meta:cell-count="83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